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fo:font-size="10.5pt"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font-name-complex="Verdana"/>
    </style:style>
    <style:style style:name="T5" style:family="text">
      <style:text-properties style:text-underline-style="solid" style:text-underline-width="auto" style:text-underline-color="font-color"/>
    </style:style>
    <style:style style:name="T6"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 Limitless God!</text:span></text:p>
      <text:p text:style-name="P2"><text:span text:style-name="T1">Read:</text:span> Exodus 14:13-31</text:p>
      <text:p text:style-name="P2"/>
      <text:p text:style-name="P2"><text:span text:style-name="T1">Text: </text:span>Ephesians 3:20 “Now unto him that is able to do exceeding abundantly above all that we ask or think, according to the power that worketh in us,”</text:p>
      <text:p text:style-name="P2"/>
      <text:p text:style-name="P2"><text:span text:style-name="T1">Introduction:</text:span> The story of the Children of Israel being delivered from Egypt is a great example of the unlimited ability of God to do whatever it takes to deliver us from whatever bondage satan can put on us. <text:s/>First God used the Egyptians to deliver <text:s/>Jacobs family from a world wide famine by bringing them to the land of Goshen; decades later He brings them deliverance from the bondage that Egypt has put them in. When we see this example of the unlimited power of God we should be encouraged in our faith.</text:p>
      <text:p text:style-name="P2"><text:s text:c="2"/>Our text tells us that Gods power is:</text:p>
      <text:p text:style-name="P2"/>
      <text:p text:style-name="P2"><text:span text:style-name="T1">I. Exceeding:</text:span> which is defined (in the Greek dictionary) “to throw beyond the usual mark or to surpass the ordinary.” Assume that you are in the Olympics and are in the discus throw. Your first throw is your personal best. It exceeds anything that you have ever done but it is three inches less than the record. You throw again and are now in first place but still one inch short of the record. It is your third attempt and you step up to the line to throw. This throw sails three feet further than your last throw. You now hold the world record and second place is 35 inches back. That is exceeding! You are being hailed as superior and praised as having set an unbeatable record. (You also are going to be tested for steroids). This is a picture of God in relation to us. He is able to do far more than the very best that we can do. He is unbeatable!</text:p>
      <text:p text:style-name="P2"/>
      <text:p text:style-name="P2"><text:span text:style-name="T1">II Abundantly:</text:span> which is defined (in the Greek dictionary) “excessive; beyond measure, more, superfluous.” As <text:span text:style-name="T5">exceedingly</text:span> refers to ability: the word <text:span text:style-name="T5">abundantly</text:span> refers to capacity. You have a need and Paul reminds us that God is able to do what needs to be done but he tells us that God has the abundance to meet any need. Have you heard the radio commercials regarding prevention of forest fires. They start off with a telephone call to a company that installs fire alarms. The owners son answers the phone and is told that he can make his dad proud by contracting to put fire alarms in all the forests to alert the animals in case of fire. He asks: “You mean the ranger places?” “No, I mean the entire forest.” “Dad?” he calls and then dad comes on and gets the same spiel. He asks: “Is this a joke?” When he hears that it is not he hangs up. The message of the commercial is: only you can prevent forest fires. The implication is that it is impossible to place alarms in each and every forest in the world. </text:p>
      <text:p text:style-name="P2"><text:s text:c="2"/>The description of God’s power as abundant indicates that God has no problem with capacity. He could ruin the effect of the commercial if He wanted to.</text:p>
      <text:p text:style-name="P2"/>
      <text:p text:style-name="P2"><text:span text:style-name="T1">III. Above all that we ask:</text:span> This phrase is as much about us as it is about God. It refers to Gods power but it also is a condemnation of our unwillingness to speak with faith. This phrase tells me that we cannot ask for anything beyond God’s ability. </text:p>
      <text:p text:style-name="P2"><text:s text:c="2"/>There are a myriad of reasons that people are unwilling to ask God for what they really want or need. Some feel that they are unworthy and they are correct but nowhere in the Bible do I read that we are to ask for what we are worthy of if we were then none of us could ever be saved. Others may actually believe that their need is too small or insignificant for God to care about. This is a grievous misunderstanding of God. What need could you have that God would not care about? James said: “…ye have not, because ye ask not.” (4:2)</text:p>
      <text:p text:style-name="P2"/>
      <text:p text:style-name="P2"><text:span text:style-name="T1">IV. Above all that we think:</text:span> This phrase refers to <text:span text:style-name="T5">our</text:span> deficient mental condition. <text:span text:style-name="T6">The thought here is that we are unable to think as great as God can provide</text:span>. Our wildest dreams are not close to what God can do. What is the riskiest dream that you have? It’s not close to God’s ability.<text:span text:style-name="T4"> </text:span><text:span text:style-name="T2">This phrase tells us that our problem is with comprehension but that God has no problems with ability. </text:span></text:p>
      <text:p text:style-name="P1"><text:s text:c="2"/>Man has had some great dreams and accomplishments. During my life time I have seen the advent of heart transplants, the invention of the computer, cures for unspeakable diseases, the Apollo space program to the Space Shuttle, Star Wars technology and the list goes on and on from push button phones to the cell phone, from the manual typewriter to word processing technology and things that I don’t understand like blackberries and I-pods.</text:p>
      <text:p text:style-name="P1"><text:s text:c="2"/>Man is unable think of anything that is beyond God’s ability to provide. </text:p>
      <text:p text:style-name="P1"/>
      <text:p text:style-name="P2"><text:span text:style-name="T3">Conclude:</text:span><text:span text:style-name="T2"> There is an excellent movie that I recommend to you. It is called: “Facing The Giants.” In one of the closing scenes the coach is in the locker room asking individual players: “Tell me is there anything that God cannot do.” Each player says: “No coach!” Finally he looks at the place kicker who had just kicked the longest field goal in his life and asks the same question: “Is there anything that God cannot do?” and he replies: “No coach.”</text:span></text:p>
      <text:p text:style-name="P2"><text:span text:style-name="T2"><text:s text:c="2"/>If that same question had been asked of the COI when they saw the bodies of the Egyptian army floating on the Red Sea shores...what do you think they would answer?</text:span></text:p>
      <text:p text:style-name="P1">Let me ask you this morning: Is there anything that you need that God cannot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0pt" style:font-size-asian="10pt"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Limitless God</dc:title>
    <meta:initial-creator>Joel Tice</meta:initial-creator>
    <meta:creation-date>2007-08-25T20:28:00</meta:creation-date>
    <dc:creator>Joel Tice</dc:creator>
    <dc:date>2019-09-24T07:10:29.04</dc:date>
    <meta:editing-cycles>7</meta:editing-cycles>
    <meta:editing-duration>P1DT5H45M9S</meta:editing-duration>
    <meta:generator>OpenOffice/4.1.3$Win32 OpenOffice.org_project/413m1$Build-9783</meta:generator>
    <meta:document-statistic meta:table-count="0" meta:image-count="0" meta:object-count="0" meta:page-count="1" meta:paragraph-count="16" meta:word-count="957" meta:character-count="5139"/>
  </office:meta>
</office:document-meta>
</file>